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fo:language="de" fo:country="D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officeooo:rsid="00237010"/>
    </style:style>
    <style:style style:name="P6" style:family="paragraph" style:parent-style-name="Standard">
      <style:text-properties officeooo:rsid="003c83dd" officeooo:paragraph-rsid="003c83dd"/>
    </style:style>
    <style:style style:name="P7" style:family="paragraph" style:parent-style-name="Standard">
      <style:paragraph-properties fo:margin-top="0cm" fo:margin-bottom="0.499cm" loext:contextual-spacing="false"/>
      <style:text-properties fo:language="de" fo:country="DE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xing music/videos</text:p>
      <text:p text:style-name="Standard"><text:span text:style-name="T1">-channel using maybe free videos(</text:span><text:a xlink:type="simple" xlink:href="http://pixbay.com/" text:style-name="Internet_20_link" text:visited-style-name="Visited_20_Internet_20_Link">pixbay.com</text:a><text:span text:style-name="T1"> search: waterfall) and free music sound's or paying someone at fiverr </text:span></text:p>
      <text:p text:style-name="P1">-Thumbnails</text:p>
      <text:p text:style-name="P3">-</text:p>
      <text:p text:style-name="P1">Unboxing channels</text:p>
      <text:p text:style-name="P3">=&gt; Have affiliate links making much more then only YouTube money</text:p>
      <text:p text:style-name="P1">Top10 channel:</text:p>
      <text:p text:style-name="P1">Zb. Felix 10s</text:p>
      <text:p text:style-name="P1">=&gt; You can outsource all videos for a couple hundred dollars</text:p>
      <text:p text:style-name="P3">=&gt;Mein Kanal-Name: top ten plus 1</text:p>
      <text:p text:style-name="P1">Whiteboard-Video:</text:p>
      <text:p text:style-name="P1">-Make a script for video on Fiverr</text:p>
      <text:p text:style-name="P1">-great thumbnail strategy!</text:p>
      <text:p text:style-name="P1">-things work well: 10 things.. 5 things . 3 things..etc. =&gt;works well!</text:p>
      <text:p text:style-name="P3">Programm zum Videos machen: doodly!<text:line-break/></text:p>
      <text:p text:style-name="P1">Guter Tipp: YT shorts (die Short Videos)</text:p>
      <text:p text:style-name="P1">Anderer Kanal:</text:p>
      <text:p text:style-name="P6">TimeLapsing Videos: Idee: Vielleicht von hübschen Frauen Lächel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21:53:44.700473510</dc:date>
    <meta:editing-duration>PT4H44M10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00" meta:character-count="650" meta:non-whitespace-character-count="566"/>
  </office:meta>
</office:document-meta>
</file>